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9.60000038146973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EastWest;</text:p>
      <text:p text:style-name="P1"/>
      <text:p text:style-name="P1">-- =========================</text:p>
      <text:p text:style-name="P1">-- 1. USER</text:p>
      <text:p text:style-name="P1">-- =========================</text:p>
      <text:p text:style-name="P1">INSERT INTO User (user_id, fname, lname, user_email, user_password, birthday)</text:p>
      <text:p text:style-name="P1">VALUES</text:p>
      <text:p text:style-name="P1">(1, 'John', 'Mod', 'john.mod@example.com', 'pass1234', '1987-12-25'),</text:p>
      <text:p text:style-name="P1">(2, 'Alice', 'Rivera', 'alice.r@example.com', 'alicepwd', '1993-04-12'),</text:p>
      <text:p text:style-name="P1">(3, 'Brian', 'Carter', 'brian.c@example.com', 'secure1', '1980-09-30'),</text:p>
      <text:p text:style-name="P1">(4, 'Diana', 'Lopez', 'diana.l@example.com', 'dianapw', '1999-02-10');</text:p>
      <text:p text:style-name="P1"/>
      <text:p text:style-name="P1"/>
      <text:p text:style-name="P1">-- =========================</text:p>
      <text:p text:style-name="P1">-- 2. AIRPORT</text:p>
      <text:p text:style-name="P1">-- =========================</text:p>
      <text:p text:style-name="P1">INSERT INTO Airport (Air_id, State, City)</text:p>
      <text:p text:style-name="P1">VALUES</text:p>
      <text:p text:style-name="P1">(1, 'California', 'Los Angeles'),</text:p>
      <text:p text:style-name="P1">(2, 'New York', 'New York City'),</text:p>
      <text:p text:style-name="P1">(3, 'Texas', 'Houston'),</text:p>
      <text:p text:style-name="P1">(4, 'Illinois', 'Chicago');</text:p>
      <text:p text:style-name="P1"/>
      <text:p text:style-name="P1"/>
      <text:p text:style-name="P1">-- =========================</text:p>
      <text:p text:style-name="P1">-- 3. PLANE</text:p>
      <text:p text:style-name="P1">-- =========================</text:p>
      <text:p text:style-name="P1">INSERT INTO Plane (Plane_id, total_seats, First_class_seat, Buisness_class_seat, Economy_class_seat)</text:p>
      <text:p text:style-name="P1">VALUES</text:p>
      <text:p text:style-name="P1">(1, 180, 10, 30, 140),</text:p>
      <text:p text:style-name="P1">(2, 220, 15, 40, 165),</text:p>
      <text:p text:style-name="P1">(3, 150, 8, 25, 117);</text:p>
      <text:p text:style-name="P1"/>
      <text:p text:style-name="P1"/>
      <text:p text:style-name="P1">-- =========================</text:p>
      <text:p text:style-name="P1">-- 4. LOGS (Flights)</text:p>
      <text:p text:style-name="P1">-- =========================</text:p>
      <text:p text:style-name="P1">INSERT INTO Logs (Log_id, Plane_id, Date, Arrival_time, Departure_time, out_airport, in_airport)</text:p>
      <text:p text:style-name="P1">VALUES</text:p>
      <text:p text:style-name="P1">(1, 1, '2025-12-20', '14:00:00', '11:00:00', 1, 2),</text:p>
      <text:p text:style-name="P1">(2, 2, '2025-12-21', '09:30:00', '06:15:00', 2, 3),</text:p>
      <text:p text:style-name="P1">(3, 3, '2025-12-22', '20:45:00', '18:00:00', 3, 4);</text:p>
      <text:p text:style-name="P1"/>
      <text:p text:style-name="P1"/>
      <text:p text:style-name="P1">-- =========================</text:p>
      <text:p text:style-name="P1">-- 5. TICKET</text:p>
      <text:p text:style-name="P1">-- =========================</text:p>
      <text:p text:style-name="P1">INSERT INTO Ticket (tick_id, price, class, log_id)</text:p>
      <text:p text:style-name="P1">VALUES</text:p>
      <text:p text:style-name="P1">(1, 450.00, 'Economy', 1),</text:p>
      <text:p text:style-name="P1">(2, 900.00, 'Business', 1),</text:p>
      <text:p text:style-name="P1">(3, 300.00, 'Economy', 2),</text:p>
      <text:p text:style-name="P1">(4, 1200.00, 'First', 3);</text:p>
      <text:p text:style-name="P1"><text:soft-page-break/></text:p>
      <text:p text:style-name="P1"/>
      <text:p text:style-name="P1">-- =========================</text:p>
      <text:p text:style-name="P1">-- 6. PASSENGER</text:p>
      <text:p text:style-name="P1">-- =========================</text:p>
      <text:p text:style-name="P1">INSERT INTO Passenger (pass_id, user_id, carryon, ticket_id)</text:p>
      <text:p text:style-name="P1">VALUES</text:p>
      <text:p text:style-name="P1">(1, 1, TRUE, 1),</text:p>
      <text:p text:style-name="P1">(2, 2, FALSE, 3),</text:p>
      <text:p text:style-name="P1">(3, 3, TRUE, 2),</text:p>
      <text:p text:style-name="P1">(4, 4, TRUE, 4);</text:p>
      <text:p text:style-name="P1"/>
      <text:p text:style-name="P1"/>
      <text:p text:style-name="P1">-- =========================</text:p>
      <text:p text:style-name="P1">-- 7. MEMBER (Rewards)</text:p>
      <text:p text:style-name="P1">-- =========================</text:p>
      <text:p text:style-name="P1">INSERT INTO Member (mem_id, user_id, points)</text:p>
      <text:p text:style-name="P1">VALUES</text:p>
      <text:p text:style-name="P1">(1, 1, 15000),</text:p>
      <text:p text:style-name="P1">(2, 2, 8000),</text:p>
      <text:p text:style-name="P1">(3, 3, 22000);</text:p>
      <text:p text:style-name="P1"/>
      <text:p text:style-name="P1"/>
      <text:p text:style-name="P1">-- =========================</text:p>
      <text:p text:style-name="P1">-- 8. PAYMENT</text:p>
      <text:p text:style-name="P1">-- =========================</text:p>
      <text:p text:style-name="P1">INSERT INTO Payment (pay_id, user_id, Tick_Price, Date, Type)</text:p>
      <text:p text:style-name="P1">VALUES</text:p>
      <text:p text:style-name="P1">(1, 1, 450.00, '2025-12-01', 'Credit'),</text:p>
      <text:p text:style-name="P1">(2, 2, 300.00, '2025-12-02', 'Debit'),</text:p>
      <text:p text:style-name="P1">(3, 3, 900.00, '2025-12-03', 'Credit'),</text:p>
      <text:p text:style-name="P1">(4, 4, 1200.00, '2025-12-04', 'Paypal');</text:p>
      <text:p text:style-name="P1"/>
      <text:p text:style-name="P1">COMMI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09:41:44.787305800</meta:creation-date>
    <dc:date>2025-12-11T09:42:39.892479200</dc:date>
    <meta:editing-duration>PT55S</meta:editing-duration>
    <meta:editing-cycles>1</meta:editing-cycles>
    <meta:document-statistic meta:table-count="0" meta:image-count="0" meta:object-count="0" meta:page-count="2" meta:paragraph-count="71" meta:word-count="267" meta:character-count="2144" meta:non-whitespace-character-count="1948"/>
    <meta:generator>LibreOffice/25.2.7.2$Windows_X86_64 LibreOffice_project/5cbfd1ab6520636bb5f7b99185aa69bd7456825d</meta:generator>
  </office:meta>
</office:document-meta>
</file>